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PEDRAZA RIVERA NORIA FIOREL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LA MERCED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3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PEDRAZA RIVERA NORIA FIOREL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4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9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MOLIN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4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3T22:42:49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